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name="P2" style:parent-style-name="內文" style:family="paragraph">
      <style:paragraph-properties fo:widows="2" fo:orphans="2" fo:text-align="justify" fo:background-color="#FFFFFF"/>
    </style:style>
    <style:style style:name="T3" style:parent-style-name="預設段落字型" style:family="text">
      <style:text-properties style:font-name="新細明體" style:font-name-complex="Arial" fo:color="#FF0000" style:letter-kerning="false" style:font-size-complex="12pt"/>
    </style:style>
  </office:automatic-styles>
  <office:body>
    <office:text text:use-soft-page-breaks="true">
      <text:p text:style-name="P1"/>
      <text:p text:style-name="內文">作業三解題思路</text:p>
      <text:p text:style-name="內文">這次的作業有好好做模組化，把不同的功能都事先寫好，包括往上往下往左往右，但總覺得下次的模組化可以做得更好，還是有一些功能夾雜在一起了，像是判斷勝利的函數就可以單獨寫出來；此外，這次在寫完的時候，發現我寫的程式只能支援一個箱子，當一張地圖有超過一個箱子的時候就會炸開，但因為模組都寫好了，要改動牽連太多就沒改了，希望測資也是一個箱子就好；此外我有寫backoff函數用來倒退，主要使用vector及stack的概念來記錄人和箱子得位子用來倒退。</text:p>
      <text:p text:style-name="內文">此外<text:s/>作業說明中有一句話:</text:p>
      <text:p text:style-name="P2"><text:span text:style-name="T3">請注意記得用存入圖的檔案至vector並進行操作</text:span></text:p>
      <text:p text:style-name="內文">我不大懂是啥意思，我是把txt檔的內容用array存下來，不知道有沒有符合作業要求…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紀堯</meta:initial-creator>
    <dc:creator>紀堯</dc:creator>
    <meta:creation-date>2023-05-16T06:05:00Z</meta:creation-date>
    <dc:date>2023-05-16T06:08:00Z</dc:date>
    <meta:template xlink:href="Normal" xlink:type="simple"/>
    <meta:editing-cycles>3</meta:editing-cycles>
    <meta:editing-duration>PT120S</meta:editing-duration>
    <meta:document-statistic meta:page-count="1" meta:paragraph-count="1" meta:word-count="46" meta:character-count="312" meta:row-count="2" meta:non-whitespace-character-count="267"/>
  </office:meta>
</office:document-meta>
</file>